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serapp_matchmaking">
        <table:table-row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56">
            <text:p>156</text:p>
          </table:table-cell>
        </table:table-row>
        <table:table-row>
          <table:table-cell office:value-type="float" office:value="132">
            <text:p>1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33">
            <text:p>133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44">
            <text:p>144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156">
            <text:p>156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57">
            <text:p>1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163">
            <text:p>16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165">
            <text:p>16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166">
            <text:p>16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171">
            <text:p>17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172">
            <text:p>17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174">
            <text:p>17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78">
            <text:p>178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179">
            <text:p>17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81">
            <text:p>18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184">
            <text:p>18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187">
            <text:p>1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188">
            <text:p>1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189">
            <text:p>18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190">
            <text:p>19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91">
            <text:p>19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93">
            <text:p>19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194">
            <text:p>194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195">
            <text:p>19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196">
            <text:p>19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197">
            <text:p>197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199">
            <text:p>1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207">
            <text:p>2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10">
            <text:p>2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211">
            <text:p>2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214">
            <text:p>2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217">
            <text:p>2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18">
            <text:p>2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19">
            <text:p>2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221">
            <text:p>2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233">
            <text:p>23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234">
            <text:p>23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235">
            <text:p>23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236">
            <text:p>23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237">
            <text:p>23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238">
            <text:p>23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39">
            <text:p>23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41">
            <text:p>24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242">
            <text:p>24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243">
            <text:p>24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244">
            <text:p>24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245">
            <text:p>24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246">
            <text:p>24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248">
            <text:p>24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249">
            <text:p>2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51">
            <text:p>251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255">
            <text:p>25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57">
            <text:p>25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259">
            <text:p>25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260">
            <text:p>26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262">
            <text:p>2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264">
            <text:p>26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265">
            <text:p>2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66">
            <text:p>26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267">
            <text:p>26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268">
            <text:p>26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69">
            <text:p>26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270">
            <text:p>27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71">
            <text:p>2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272">
            <text:p>27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273">
            <text:p>27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274">
            <text:p>27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278">
            <text:p>27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79">
            <text:p>27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280">
            <text:p>28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281">
            <text:p>28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283">
            <text:p>2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284">
            <text:p>28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285">
            <text:p>2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286">
            <text:p>28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287">
            <text:p>28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289">
            <text:p>28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290">
            <text:p>29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291">
            <text:p>29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92">
            <text:p>29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294">
            <text:p>29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295">
            <text:p>29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296">
            <text:p>29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297">
            <text:p>29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98">
            <text:p>298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299">
            <text:p>299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301">
            <text:p>30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302">
            <text:p>302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303">
            <text:p>30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04">
            <text:p>30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305">
            <text:p>3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306">
            <text:p>306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307">
            <text:p>3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308">
            <text:p>30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309">
            <text:p>3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310">
            <text:p>31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11">
            <text:p>3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312">
            <text:p>31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313">
            <text:p>31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314">
            <text:p>31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315">
            <text:p>31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316">
            <text:p>316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317">
            <text:p>3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318">
            <text:p>31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319">
            <text:p>31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321">
            <text:p>32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322">
            <text:p>3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323">
            <text:p>32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324">
            <text:p>32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325">
            <text:p>32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326">
            <text:p>3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327">
            <text:p>327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28">
            <text:p>32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329">
            <text:p>3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330">
            <text:p>3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331">
            <text:p>3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332">
            <text:p>33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333">
            <text:p>33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334">
            <text:p>33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335">
            <text:p>3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336">
            <text:p>336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337">
            <text:p>33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338">
            <text:p>33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339">
            <text:p>33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340">
            <text:p>34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341">
            <text:p>34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342">
            <text:p>34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343">
            <text:p>34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44">
            <text:p>34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345">
            <text:p>34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346">
            <text:p>346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347">
            <text:p>34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48">
            <text:p>34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349">
            <text:p>34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350">
            <text:p>35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351">
            <text:p>35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352">
            <text:p>35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353">
            <text:p>353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354">
            <text:p>354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355">
            <text:p>3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356">
            <text:p>35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57">
            <text:p>35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358">
            <text:p>35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359">
            <text:p>359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360">
            <text:p>36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361">
            <text:p>36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362">
            <text:p>36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363">
            <text:p>36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365">
            <text:p>36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366">
            <text:p>36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367">
            <text:p>36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368">
            <text:p>3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369">
            <text:p>36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370">
            <text:p>3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371">
            <text:p>3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372">
            <text:p>3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373">
            <text:p>3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374">
            <text:p>3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375">
            <text:p>3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376">
            <text:p>37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377">
            <text:p>37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378">
            <text:p>3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379">
            <text:p>3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380">
            <text:p>38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381">
            <text:p>38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382">
            <text:p>38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383">
            <text:p>3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384">
            <text:p>38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385">
            <text:p>38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386">
            <text:p>3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387">
            <text:p>38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388">
            <text:p>3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389">
            <text:p>38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390">
            <text:p>39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391">
            <text:p>39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392">
            <text:p>3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393">
            <text:p>39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394">
            <text:p>39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395">
            <text:p>3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396">
            <text:p>39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397">
            <text:p>39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398">
            <text:p>39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399">
            <text:p>39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401">
            <text:p>4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402">
            <text:p>40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403">
            <text:p>40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404">
            <text:p>40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405">
            <text:p>40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406">
            <text:p>40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407">
            <text:p>4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408">
            <text:p>4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409">
            <text:p>40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410">
            <text:p>4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411">
            <text:p>4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412">
            <text:p>4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413">
            <text:p>41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414">
            <text:p>41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415">
            <text:p>4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417">
            <text:p>4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418">
            <text:p>41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419">
            <text:p>41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420">
            <text:p>4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421">
            <text:p>42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422">
            <text:p>42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423">
            <text:p>42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424">
            <text:p>42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425">
            <text:p>4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</table:table-row>
        <table:table-row>
          <table:table-cell office:value-type="float" office:value="426">
            <text:p>42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</table:table-row>
        <table:table-row>
          <table:table-cell office:value-type="float" office:value="427">
            <text:p>42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</table:table-row>
        <table:table-row>
          <table:table-cell office:value-type="float" office:value="429">
            <text:p>42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430">
            <text:p>4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431">
            <text:p>43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432">
            <text:p>43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433">
            <text:p>43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434">
            <text:p>43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435">
            <text:p>43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436">
            <text:p>4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437">
            <text:p>43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438">
            <text:p>43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</table:table-row>
        <table:table-row>
          <table:table-cell office:value-type="float" office:value="439">
            <text:p>4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</table:table-row>
        <table:table-row>
          <table:table-cell office:value-type="float" office:value="440">
            <text:p>44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</table:table-row>
        <table:table-row>
          <table:table-cell office:value-type="float" office:value="441">
            <text:p>44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</table:table-row>
        <table:table-row>
          <table:table-cell office:value-type="float" office:value="442">
            <text:p>44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</table:table-row>
        <table:table-row>
          <table:table-cell office:value-type="float" office:value="443">
            <text:p>44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</table:table-row>
        <table:table-row>
          <table:table-cell office:value-type="float" office:value="444">
            <text:p>44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</table:table-row>
        <table:table-row>
          <table:table-cell office:value-type="float" office:value="445">
            <text:p>4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</table:table-row>
        <table:table-row>
          <table:table-cell office:value-type="float" office:value="446">
            <text:p>44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447">
            <text:p>44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448">
            <text:p>44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449">
            <text:p>44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</table:table-row>
        <table:table-row>
          <table:table-cell office:value-type="float" office:value="450">
            <text:p>4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</table:table-row>
        <table:table-row>
          <table:table-cell office:value-type="float" office:value="451">
            <text:p>4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</table:table-row>
        <table:table-row>
          <table:table-cell office:value-type="float" office:value="452">
            <text:p>4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</table:table-row>
        <table:table-row>
          <table:table-cell office:value-type="float" office:value="453">
            <text:p>4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</table:table-row>
        <table:table-row>
          <table:table-cell office:value-type="float" office:value="454">
            <text:p>45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</table:table-row>
        <table:table-row>
          <table:table-cell office:value-type="float" office:value="455">
            <text:p>45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456">
            <text:p>45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457">
            <text:p>45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458">
            <text:p>45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459">
            <text:p>45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460">
            <text:p>4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</table:table-row>
        <table:table-row>
          <table:table-cell office:value-type="float" office:value="461">
            <text:p>46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462">
            <text:p>46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463">
            <text:p>46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464">
            <text:p>4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465">
            <text:p>46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</table:table-row>
        <table:table-row>
          <table:table-cell office:value-type="float" office:value="466">
            <text:p>46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467">
            <text:p>4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468">
            <text:p>4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469">
            <text:p>4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</table:table-row>
        <table:table-row>
          <table:table-cell office:value-type="float" office:value="470">
            <text:p>4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471">
            <text:p>4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472">
            <text:p>47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</table:table-row>
        <table:table-row>
          <table:table-cell office:value-type="float" office:value="473">
            <text:p>47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</table:table-row>
        <table:table-row>
          <table:table-cell office:value-type="float" office:value="474">
            <text:p>47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</table:table-row>
        <table:table-row>
          <table:table-cell office:value-type="float" office:value="475">
            <text:p>47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</table:table-row>
        <table:table-row>
          <table:table-cell office:value-type="float" office:value="476">
            <text:p>47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1">
            <text:p>81</text:p>
          </table:table-cell>
        </table:table-row>
        <table:table-row>
          <table:table-cell office:value-type="float" office:value="477">
            <text:p>4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</table:table-row>
        <table:table-row>
          <table:table-cell office:value-type="float" office:value="478">
            <text:p>4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</table:table-row>
        <table:table-row>
          <table:table-cell office:value-type="float" office:value="479">
            <text:p>4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</table:table-row>
        <table:table-row>
          <table:table-cell office:value-type="float" office:value="481">
            <text:p>4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</table:table-row>
        <table:table-row>
          <table:table-cell office:value-type="float" office:value="482">
            <text:p>4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</table:table-row>
        <table:table-row>
          <table:table-cell office:value-type="float" office:value="483">
            <text:p>48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7">
            <text:p>87</text:p>
          </table:table-cell>
        </table:table-row>
        <table:table-row>
          <table:table-cell office:value-type="float" office:value="484">
            <text:p>48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</table:table-row>
        <table:table-row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</table:table-row>
        <table:table-row>
          <table:table-cell office:value-type="float" office:value="486">
            <text:p>4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487">
            <text:p>4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488">
            <text:p>48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489">
            <text:p>48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490">
            <text:p>49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491">
            <text:p>49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492">
            <text:p>49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493">
            <text:p>49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494">
            <text:p>49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495">
            <text:p>49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496">
            <text:p>49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497">
            <text:p>4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498">
            <text:p>4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499">
            <text:p>4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1">
            <text:p>50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2">
            <text:p>50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3">
            <text:p>50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4">
            <text:p>504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5">
            <text:p>50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6">
            <text:p>50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7">
            <text:p>50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8">
            <text:p>50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9">
            <text:p>50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10">
            <text:p>51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511">
            <text:p>51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513">
            <text:p>51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514">
            <text:p>51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515">
            <text:p>51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516">
            <text:p>5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517">
            <text:p>5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518">
            <text:p>5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519">
            <text:p>51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520">
            <text:p>52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21">
            <text:p>5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22">
            <text:p>5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23">
            <text:p>52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24">
            <text:p>52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25">
            <text:p>52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26">
            <text:p>52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27">
            <text:p>52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28">
            <text:p>52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29">
            <text:p>5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530">
            <text:p>5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531">
            <text:p>5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532">
            <text:p>5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533">
            <text:p>5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534">
            <text:p>53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35">
            <text:p>5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36">
            <text:p>5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37">
            <text:p>53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38">
            <text:p>5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39">
            <text:p>5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40">
            <text:p>5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41">
            <text:p>5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42">
            <text:p>5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43">
            <text:p>54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44">
            <text:p>5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45">
            <text:p>54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46">
            <text:p>54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47">
            <text:p>5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48">
            <text:p>548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49">
            <text:p>54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50">
            <text:p>55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51">
            <text:p>55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52">
            <text:p>55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53">
            <text:p>55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54">
            <text:p>55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55">
            <text:p>55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56">
            <text:p>55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57">
            <text:p>55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58">
            <text:p>55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59">
            <text:p>55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60">
            <text:p>56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61">
            <text:p>56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62">
            <text:p>56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63">
            <text:p>56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64">
            <text:p>56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65">
            <text:p>56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66">
            <text:p>56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67">
            <text:p>5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68">
            <text:p>5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69">
            <text:p>5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70">
            <text:p>5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571">
            <text:p>571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72">
            <text:p>57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73">
            <text:p>57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74">
            <text:p>57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75">
            <text:p>5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76">
            <text:p>57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577">
            <text:p>57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578">
            <text:p>57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579">
            <text:p>57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580">
            <text:p>58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581">
            <text:p>58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582">
            <text:p>5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583">
            <text:p>58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584">
            <text:p>584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585">
            <text:p>58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586">
            <text:p>58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87">
            <text:p>587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88">
            <text:p>58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89">
            <text:p>58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90">
            <text:p>59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93">
            <text:p>59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606">
            <text:p>606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607">
            <text:p>60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608">
            <text:p>6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609">
            <text:p>60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610">
            <text:p>61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611">
            <text:p>61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612">
            <text:p>6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613">
            <text:p>6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614">
            <text:p>6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615">
            <text:p>6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56">
            <text:p>156</text:p>
          </table:table-cell>
        </table:table-row>
        <table:table-row>
          <table:table-cell office:value-type="float" office:value="616">
            <text:p>6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6">
            <text:p>156</text:p>
          </table:table-cell>
        </table:table-row>
        <table:table-row>
          <table:table-cell office:value-type="float" office:value="617">
            <text:p>6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56">
            <text:p>156</text:p>
          </table:table-cell>
        </table:table-row>
        <table:table-row>
          <table:table-cell office:value-type="float" office:value="618">
            <text:p>6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</table:table-row>
        <table:table-row>
          <table:table-cell office:value-type="float" office:value="619">
            <text:p>6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156">
            <text:p>156</text:p>
          </table:table-cell>
        </table:table-row>
        <table:table-row>
          <table:table-cell office:value-type="float" office:value="620">
            <text:p>6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621">
            <text:p>62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622">
            <text:p>6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623">
            <text:p>62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624">
            <text:p>62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625">
            <text:p>6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626">
            <text:p>6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627">
            <text:p>62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628">
            <text:p>62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629">
            <text:p>62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630">
            <text:p>6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631">
            <text:p>63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632">
            <text:p>63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633">
            <text:p>63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634">
            <text:p>63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635">
            <text:p>6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636">
            <text:p>63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637">
            <text:p>63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638">
            <text:p>63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639">
            <text:p>639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640">
            <text:p>64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641">
            <text:p>64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642">
            <text:p>64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643">
            <text:p>64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644">
            <text:p>64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645">
            <text:p>6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646">
            <text:p>64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647">
            <text:p>64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648">
            <text:p>64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649">
            <text:p>64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650">
            <text:p>6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651">
            <text:p>6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652">
            <text:p>65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653">
            <text:p>65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654">
            <text:p>65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655">
            <text:p>65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656">
            <text:p>656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657">
            <text:p>657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658">
            <text:p>65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659">
            <text:p>65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660">
            <text:p>66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661">
            <text:p>661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662">
            <text:p>6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663">
            <text:p>66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664">
            <text:p>6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665">
            <text:p>6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666">
            <text:p>6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667">
            <text:p>6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668">
            <text:p>6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669">
            <text:p>6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670">
            <text:p>6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671">
            <text:p>6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48">
            <text:p>248</text:p>
          </table:table-cell>
        </table:table-row>
        <table:table-row>
          <table:table-cell office:value-type="float" office:value="672">
            <text:p>67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673">
            <text:p>67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674">
            <text:p>67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675">
            <text:p>67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676">
            <text:p>67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677">
            <text:p>6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678">
            <text:p>67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679">
            <text:p>6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680">
            <text:p>6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681">
            <text:p>68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52">
            <text:p>252</text:p>
          </table:table-cell>
        </table:table-row>
        <table:table-row>
          <table:table-cell office:value-type="float" office:value="682">
            <text:p>6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683">
            <text:p>68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684">
            <text:p>68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685">
            <text:p>68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686">
            <text:p>68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687">
            <text:p>6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688">
            <text:p>6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689">
            <text:p>68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690">
            <text:p>6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691">
            <text:p>6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692">
            <text:p>69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693">
            <text:p>6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694">
            <text:p>69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695">
            <text:p>69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696">
            <text:p>6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697">
            <text:p>69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698">
            <text:p>69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699">
            <text:p>6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700">
            <text:p>7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701">
            <text:p>7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702">
            <text:p>7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703">
            <text:p>7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704">
            <text:p>7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705">
            <text:p>70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706">
            <text:p>706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707">
            <text:p>7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708">
            <text:p>7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262">
            <text:p>262</text:p>
          </table:table-cell>
        </table:table-row>
        <table:table-row>
          <table:table-cell office:value-type="float" office:value="709">
            <text:p>70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10">
            <text:p>71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11">
            <text:p>71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12">
            <text:p>71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13">
            <text:p>71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14">
            <text:p>7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15">
            <text:p>7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16">
            <text:p>7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17">
            <text:p>7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18">
            <text:p>7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263">
            <text:p>263</text:p>
          </table:table-cell>
        </table:table-row>
        <table:table-row>
          <table:table-cell office:value-type="float" office:value="719">
            <text:p>71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720">
            <text:p>72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721">
            <text:p>72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722">
            <text:p>72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723">
            <text:p>72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724">
            <text:p>7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725">
            <text:p>7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726">
            <text:p>72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727">
            <text:p>72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728">
            <text:p>72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729">
            <text:p>72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730">
            <text:p>73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731">
            <text:p>73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732">
            <text:p>7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733">
            <text:p>73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734">
            <text:p>73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735">
            <text:p>73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736">
            <text:p>73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737">
            <text:p>73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738">
            <text:p>73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739">
            <text:p>7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41">
            <text:p>74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42">
            <text:p>74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43">
            <text:p>74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44">
            <text:p>74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45">
            <text:p>74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46">
            <text:p>74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47">
            <text:p>7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48">
            <text:p>74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749">
            <text:p>74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750">
            <text:p>7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751">
            <text:p>75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752">
            <text:p>75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753">
            <text:p>7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754">
            <text:p>75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755">
            <text:p>7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756">
            <text:p>7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757">
            <text:p>757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758">
            <text:p>75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759">
            <text:p>759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760">
            <text:p>7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761">
            <text:p>76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762">
            <text:p>7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763">
            <text:p>76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764">
            <text:p>76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765">
            <text:p>7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766">
            <text:p>76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767">
            <text:p>7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768">
            <text:p>7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769">
            <text:p>7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770">
            <text:p>7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771">
            <text:p>77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772">
            <text:p>77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88">
            <text:p>288</text:p>
          </table:table-cell>
        </table:table-row>
        <table:table-row>
          <table:table-cell office:value-type="float" office:value="773">
            <text:p>77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774">
            <text:p>77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775">
            <text:p>77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776">
            <text:p>77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777">
            <text:p>77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778">
            <text:p>77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779">
            <text:p>77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780">
            <text:p>78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781">
            <text:p>78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782">
            <text:p>78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783">
            <text:p>7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784">
            <text:p>78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785">
            <text:p>7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786">
            <text:p>78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787">
            <text:p>78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788">
            <text:p>78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789">
            <text:p>78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790">
            <text:p>79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791">
            <text:p>791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792">
            <text:p>79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793">
            <text:p>793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794">
            <text:p>79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795">
            <text:p>79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796">
            <text:p>7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797">
            <text:p>79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798">
            <text:p>79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799">
            <text:p>79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00">
            <text:p>800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01">
            <text:p>8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02">
            <text:p>80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03">
            <text:p>8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804">
            <text:p>80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805">
            <text:p>80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06">
            <text:p>80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07">
            <text:p>807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08">
            <text:p>808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09">
            <text:p>80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10">
            <text:p>8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11">
            <text:p>81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12">
            <text:p>81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13">
            <text:p>81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814">
            <text:p>81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15">
            <text:p>815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16">
            <text:p>8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17">
            <text:p>817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18">
            <text:p>818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19">
            <text:p>81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20">
            <text:p>8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21">
            <text:p>82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22">
            <text:p>82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23">
            <text:p>8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824">
            <text:p>82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825">
            <text:p>8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826">
            <text:p>82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27">
            <text:p>82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828">
            <text:p>8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829">
            <text:p>8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830">
            <text:p>83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831">
            <text:p>83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832">
            <text:p>83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833">
            <text:p>8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834">
            <text:p>83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835">
            <text:p>8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836">
            <text:p>83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837">
            <text:p>83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838">
            <text:p>8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839">
            <text:p>83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840">
            <text:p>84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841">
            <text:p>84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842">
            <text:p>8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844">
            <text:p>84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845">
            <text:p>8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846">
            <text:p>84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847">
            <text:p>84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848">
            <text:p>84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849">
            <text:p>84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850">
            <text:p>8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851">
            <text:p>85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852">
            <text:p>85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853">
            <text:p>8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315">
            <text:p>315</text:p>
          </table:table-cell>
        </table:table-row>
        <table:table-row>
          <table:table-cell office:value-type="float" office:value="854">
            <text:p>85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855">
            <text:p>8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856">
            <text:p>8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857">
            <text:p>85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858">
            <text:p>85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859">
            <text:p>85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860">
            <text:p>86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861">
            <text:p>86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862">
            <text:p>86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863">
            <text:p>86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864">
            <text:p>86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01">
            <text:p>101</text:p>
          </table:table-cell>
        </table:table-row>
        <table:table-row>
          <table:table-cell office:value-type="float" office:value="865">
            <text:p>86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866">
            <text:p>86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867">
            <text:p>86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868">
            <text:p>86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869">
            <text:p>8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870">
            <text:p>8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871">
            <text:p>87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872">
            <text:p>87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873">
            <text:p>87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874">
            <text:p>87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875">
            <text:p>8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876">
            <text:p>87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877">
            <text:p>87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878">
            <text:p>87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879">
            <text:p>87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880">
            <text:p>8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881">
            <text:p>8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882">
            <text:p>88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883">
            <text:p>88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884">
            <text:p>88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885">
            <text:p>88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886">
            <text:p>88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887">
            <text:p>88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888">
            <text:p>8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889">
            <text:p>88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890">
            <text:p>89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891">
            <text:p>89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82">
            <text:p>282</text:p>
          </table:table-cell>
        </table:table-row>
        <table:table-row>
          <table:table-cell office:value-type="float" office:value="892">
            <text:p>89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893">
            <text:p>89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83">
            <text:p>283</text:p>
          </table:table-cell>
        </table:table-row>
        <table:table-row>
          <table:table-cell office:value-type="float" office:value="894">
            <text:p>89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895">
            <text:p>89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896">
            <text:p>89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897">
            <text:p>89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898">
            <text:p>89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899">
            <text:p>89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900">
            <text:p>9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01">
            <text:p>90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02">
            <text:p>90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03">
            <text:p>90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04">
            <text:p>9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05">
            <text:p>90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06">
            <text:p>90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07">
            <text:p>90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08">
            <text:p>90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909">
            <text:p>90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910">
            <text:p>9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911">
            <text:p>9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912">
            <text:p>9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311">
            <text:p>311</text:p>
          </table:table-cell>
        </table:table-row>
        <table:table-row>
          <table:table-cell office:value-type="float" office:value="913">
            <text:p>9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914">
            <text:p>91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915">
            <text:p>9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916">
            <text:p>91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917">
            <text:p>9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918">
            <text:p>91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919">
            <text:p>9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920">
            <text:p>9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921">
            <text:p>92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922">
            <text:p>92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923">
            <text:p>92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74">
            <text:p>274</text:p>
          </table:table-cell>
        </table:table-row>
        <table:table-row>
          <table:table-cell office:value-type="float" office:value="924">
            <text:p>92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90">
            <text:p>290</text:p>
          </table:table-cell>
        </table:table-row>
        <table:table-row>
          <table:table-cell office:value-type="float" office:value="925">
            <text:p>92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92">
            <text:p>292</text:p>
          </table:table-cell>
        </table:table-row>
        <table:table-row>
          <table:table-cell office:value-type="float" office:value="926">
            <text:p>92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927">
            <text:p>92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28">
            <text:p>92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929">
            <text:p>92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930">
            <text:p>93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31">
            <text:p>93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932">
            <text:p>93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933">
            <text:p>93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934">
            <text:p>93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935">
            <text:p>93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936">
            <text:p>93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937">
            <text:p>93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938">
            <text:p>93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939">
            <text:p>93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940">
            <text:p>94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941">
            <text:p>94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942">
            <text:p>94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943">
            <text:p>94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944">
            <text:p>94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53">
            <text:p>253</text:p>
          </table:table-cell>
        </table:table-row>
        <table:table-row>
          <table:table-cell office:value-type="float" office:value="945">
            <text:p>94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46">
            <text:p>94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947">
            <text:p>9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948">
            <text:p>94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949">
            <text:p>94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50">
            <text:p>9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51">
            <text:p>95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952">
            <text:p>95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953">
            <text:p>95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954">
            <text:p>95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955">
            <text:p>9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73">
            <text:p>173</text:p>
          </table:table-cell>
        </table:table-row>
        <table:table-row>
          <table:table-cell office:value-type="float" office:value="956">
            <text:p>95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957">
            <text:p>95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958">
            <text:p>95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312">
            <text:p>312</text:p>
          </table:table-cell>
        </table:table-row>
        <table:table-row>
          <table:table-cell office:value-type="float" office:value="959">
            <text:p>95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960">
            <text:p>9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86">
            <text:p>286</text:p>
          </table:table-cell>
        </table:table-row>
        <table:table-row>
          <table:table-cell office:value-type="float" office:value="961">
            <text:p>96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62">
            <text:p>9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963">
            <text:p>96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964">
            <text:p>96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965">
            <text:p>96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966">
            <text:p>96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93">
            <text:p>293</text:p>
          </table:table-cell>
        </table:table-row>
        <table:table-row>
          <table:table-cell office:value-type="float" office:value="967">
            <text:p>96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968">
            <text:p>96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969">
            <text:p>96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970">
            <text:p>97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971">
            <text:p>97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64">
            <text:p>264</text:p>
          </table:table-cell>
        </table:table-row>
        <table:table-row>
          <table:table-cell office:value-type="float" office:value="972">
            <text:p>97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973">
            <text:p>97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974">
            <text:p>97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314">
            <text:p>314</text:p>
          </table:table-cell>
        </table:table-row>
        <table:table-row>
          <table:table-cell office:value-type="float" office:value="975">
            <text:p>9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46">
            <text:p>246</text:p>
          </table:table-cell>
        </table:table-row>
        <table:table-row>
          <table:table-cell office:value-type="float" office:value="976">
            <text:p>9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256">
            <text:p>256</text:p>
          </table:table-cell>
        </table:table-row>
        <table:table-row>
          <table:table-cell office:value-type="float" office:value="977">
            <text:p>97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978">
            <text:p>97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232">
            <text:p>232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4-06-03T15:54:17+02:00</meta:creation-date>
  </office:meta>
</office:document-meta>
</file>